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1.674cm" svg:y="1.248cm">
            <draw:object draw:notify-on-update-of-ranges="Sheet1.B1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047" calcext:value-type="float">
            <text:p>21.0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374" calcext:value-type="float">
            <text:p>23.3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412" calcext:value-type="float">
            <text:p>24.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0:03:55.683715892</meta:creation-date>
    <dc:date>2023-01-13T10:52:41.932197953</dc:date>
    <meta:editing-duration>PT8M36S</meta:editing-duration>
    <meta:editing-cycles>1</meta:editing-cycles>
    <meta:document-statistic meta:table-count="1" meta:cell-count="1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619cm" svg:y="0.316cm" chart:style-name="ch2">
          <text:p>maxsubarray</text:p>
        </chart:title>
        <chart:legend chart:legend-position="end" svg:x="13.146cm" svg:y="4.204cm" style:legend-expansion="high" chart:style-name="ch3"/>
        <chart:plot-area chart:style-name="ch4" table:cell-range-address="Sheet1.B1:Sheet1.B7" svg:x="1.33cm" svg:y="1.275cm" svg:width="11.497cm" svg:height="6.57cm">
          <chartooo:coordinate-region svg:x="1.951cm" svg:y="1.474cm" svg:width="10.782cm" svg:height="5.724cm"/>
          <chart:axis chart:dimension="x" chart:name="primary-x" chart:style-name="ch5">
            <chart:title svg:x="6.359cm" svg:y="8.025cm" chart:style-name="ch6">
              <text:p>elements</text:p>
            </chart:title>
          </chart:axis>
          <chart:axis chart:dimension="y" chart:name="primary-y" chart:style-name="ch5">
            <chart:title svg:x="0.451cm" svg:y="4.922cm" chart:style-name="ch7">
              <text:p>time</text:p>
            </chart:title>
            <chart:grid chart:style-name="ch8" chart:class="major"/>
          </chart:axis>
          <chart:series chart:style-name="ch9" chart:values-cell-range-address="Sheet1.B1:Sheet1.B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5">
                <text:p>7.55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047">
                <text:p>21.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374">
                <text:p>23.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12">
                <text:p>24.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